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ans-serif" svg:font-family="sans-serif" style:font-family-generic="roman" svg:panose-1="0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extoindependiente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font-size="24pt" style:font-size-asian="24pt" style:font-size-complex="24pt" fo:language="es" fo:country="ES"/>
    </style:style>
    <style:style style:name="P46" style:parent-style-name="Textoindependiente" style:family="paragraph">
      <style:paragraph-properties fo:text-align="center" fo:line-height="150%"/>
      <style:text-properties fo:font-weight="bold" style:font-weight-asian="bold" style:font-weight-complex="bold" fo:font-size="24pt" style:font-size-asian="24pt" style:font-size-complex="24pt" fo:language="es" fo:country="ES"/>
    </style:style>
    <style:style style:name="P47" style:parent-style-name="Textoindependiente" style:family="paragraph">
      <style:paragraph-properties fo:text-align="center" fo:line-height="150%"/>
      <style:text-properties fo:font-weight="bold" style:font-weight-asian="bold" style:font-weight-complex="bold" fo:font-size="24pt" style:font-size-asian="24pt" style:font-size-complex="24pt" fo:language="es" fo:country="ES"/>
    </style:style>
    <style:style style:name="P48" style:parent-style-name="Textoindependiente" style:family="paragraph">
      <style:paragraph-properties fo:text-align="center" fo:line-height="150%"/>
      <style:text-properties fo:font-weight="bold" style:font-weight-asian="bold" style:font-weight-complex="bold" fo:font-size="24pt" style:font-size-asian="24pt" style:font-size-complex="24pt" fo:language="es" fo:country="ES"/>
    </style:style>
    <style:style style:name="P49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50" style:parent-style-name="Textoindependiente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es" fo:country="ES"/>
    </style:style>
    <style:style style:name="P51" style:parent-style-name="Textoindependiente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es" fo:country="ES"/>
    </style:style>
    <style:style style:name="P52" style:parent-style-name="Textoindependiente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es" fo:country="ES"/>
    </style:style>
    <style:style style:name="P53" style:parent-style-name="Normal" style:family="paragraph">
      <style:paragraph-properties fo:break-before="page"/>
    </style:style>
    <style:style style:name="P54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55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56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57" style:parent-style-name="Normal" style:family="paragraph">
      <style:paragraph-properties fo:break-before="page"/>
    </style:style>
    <style:style style:name="P58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59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0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1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2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3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4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5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6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7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8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9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0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1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2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3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4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5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6" style:parent-style-name="TD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7" style:parent-style-name="TD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78" style:parent-style-name="Normal" style:family="paragraph">
      <style:paragraph-properties fo:break-before="page"/>
    </style:style>
    <style:style style:name="P79" style:parent-style-name="FirstParagraph" style:family="paragraph">
      <style:paragraph-properties fo:line-height="150%"/>
      <style:text-properties fo:font-size="14pt" style:font-size-asian="14pt" style:font-size-complex="14pt" fo:language="es" fo:country="ES"/>
    </style:style>
    <style:style style:name="P80" style:parent-style-name="FirstParagraph" style:family="paragraph">
      <style:paragraph-properties fo:line-height="150%"/>
      <style:text-properties fo:font-size="14pt" style:font-size-asian="14pt" style:font-size-complex="14pt" fo:language="es" fo:country="ES"/>
    </style:style>
    <style:style style:name="P81" style:parent-style-name="FirstParagraph" style:family="paragraph">
      <style:paragraph-properties fo:line-height="150%"/>
      <style:text-properties fo:font-size="14pt" style:font-size-asian="14pt" style:font-size-complex="14pt" fo:language="es" fo:country="ES"/>
    </style:style>
    <style:style style:name="P82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83" style:parent-style-name="Compact" style:family="paragraph">
      <style:paragraph-properties fo:margin-bottom="0.125in" fo:line-height="150%"/>
    </style:style>
    <style:style style:name="T84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85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86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P87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P88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P89" style:parent-style-name="Compact" style:family="paragraph">
      <style:paragraph-properties fo:margin-bottom="0.125in" fo:line-height="150%"/>
    </style:style>
    <style:style style:name="T90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91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92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93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94" style:parent-style-name="Compact" style:family="paragraph">
      <style:paragraph-properties fo:margin-bottom="0.125in" fo:line-height="150%"/>
    </style:style>
    <style:style style:name="T95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96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97" style:parent-style-name="Compact" style:family="paragraph">
      <style:paragraph-properties fo:margin-bottom="0.125in" fo:line-height="150%" fo:text-indent="0.5in"/>
      <style:text-properties fo:font-size="14pt" style:font-size-asian="14pt" style:font-size-complex="14pt" fo:language="es" fo:country="ES"/>
    </style:style>
    <style:style style:name="P98" style:parent-style-name="Compact" style:family="paragraph">
      <style:paragraph-properties fo:margin-bottom="0.125in" fo:line-height="150%"/>
    </style:style>
    <style:style style:name="T99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100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01" style:parent-style-name="Compact" style:family="paragraph">
      <style:paragraph-properties fo:margin-bottom="0.125in" fo:line-height="150%"/>
    </style:style>
    <style:style style:name="T102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03" style:parent-style-name="Normal" style:family="paragraph">
      <style:paragraph-properties fo:break-before="page"/>
    </style:style>
    <style:style style:name="P104" style:parent-style-name="Compact" style:family="paragraph">
      <style:paragraph-properties fo:margin-bottom="0.125in" fo:line-height="150%"/>
    </style:style>
    <style:style style:name="T105" style:parent-style-name="Fuentedepárrafopredeter." style:family="text">
      <style:text-properties fo:font-size="14pt" style:font-size-asian="14pt" style:font-size-complex="14pt" fo:language="es" fo:country="ES"/>
    </style:style>
    <style:style style:name="P106" style:parent-style-name="Compact" style:family="paragraph">
      <style:paragraph-properties fo:margin-bottom="0.125in" fo:line-height="150%"/>
    </style:style>
    <style:style style:name="T107" style:parent-style-name="Fuentedepárrafopredeter." style:family="text">
      <style:text-properties fo:font-size="14pt" style:font-size-asian="14pt" style:font-size-complex="14pt" fo:language="es" fo:country="ES"/>
    </style:style>
    <style:style style:name="T108" style:parent-style-name="Fuentedepárrafopredeter." style:family="text">
      <style:text-properties fo:font-size="14pt" style:font-size-asian="14pt" style:font-size-complex="14pt" fo:language="es" fo:country="ES"/>
    </style:style>
    <style:style style:name="T109" style:parent-style-name="Fuentedepárrafopredeter." style:family="text">
      <style:text-properties fo:font-size="14pt" style:font-size-asian="14pt" style:font-size-complex="14pt" fo:language="es" fo:country="ES"/>
    </style:style>
    <style:style style:name="P110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11" style:parent-style-name="Compact" style:family="paragraph">
      <style:paragraph-properties fo:margin-bottom="0.125in" fo:line-height="150%"/>
    </style:style>
    <style:style style:name="T112" style:parent-style-name="Fuentedepárrafopredeter." style:family="text">
      <style:text-properties fo:font-size="14pt" style:font-size-asian="14pt" style:font-size-complex="14pt" fo:language="es" fo:country="ES"/>
    </style:style>
    <style:style style:name="P113" style:parent-style-name="Compact" style:family="paragraph">
      <style:paragraph-properties fo:margin-bottom="0.125in" fo:line-height="150%"/>
    </style:style>
    <style:style style:name="T114" style:parent-style-name="Fuentedepárrafopredeter." style:family="text">
      <style:text-properties fo:font-size="14pt" style:font-size-asian="14pt" style:font-size-complex="14pt" fo:language="es" fo:country="ES"/>
    </style:style>
    <style:style style:name="P115" style:parent-style-name="Compact" style:family="paragraph">
      <style:paragraph-properties fo:margin-bottom="0.125in" fo:line-height="150%"/>
    </style:style>
    <style:style style:name="T116" style:parent-style-name="Fuentedepárrafopredeter." style:family="text">
      <style:text-properties fo:font-size="14pt" style:font-size-asian="14pt" style:font-size-complex="14pt" fo:language="es" fo:country="ES"/>
    </style:style>
    <style:style style:name="T117" style:parent-style-name="Fuentedepárrafopredeter." style:family="text">
      <style:text-properties fo:font-size="14pt" style:font-size-asian="14pt" style:font-size-complex="14pt" fo:language="es" fo:country="ES"/>
    </style:style>
    <style:style style:name="T118" style:parent-style-name="Fuentedepárrafopredeter." style:family="text">
      <style:text-properties fo:font-size="14pt" style:font-size-asian="14pt" style:font-size-complex="14pt" fo:language="es" fo:country="ES"/>
    </style:style>
    <style:style style:name="T119" style:parent-style-name="Fuentedepárrafopredeter." style:family="text">
      <style:text-properties fo:font-size="14pt" style:font-size-asian="14pt" style:font-size-complex="14pt" fo:language="es" fo:country="ES"/>
    </style:style>
    <style:style style:name="P120" style:parent-style-name="Compact" style:family="paragraph">
      <style:paragraph-properties fo:margin-bottom="0.125in" fo:line-height="150%"/>
    </style:style>
    <style:style style:name="T121" style:parent-style-name="Fuentedepárrafopredeter." style:family="text">
      <style:text-properties fo:font-size="14pt" style:font-size-asian="14pt" style:font-size-complex="14pt" fo:language="es" fo:country="ES"/>
    </style:style>
    <style:style style:name="P122" style:parent-style-name="Compact" style:family="paragraph">
      <style:paragraph-properties fo:margin-bottom="0.125in" fo:line-height="150%"/>
    </style:style>
    <style:style style:name="T123" style:parent-style-name="Fuentedepárrafopredeter." style:family="text">
      <style:text-properties fo:font-size="14pt" style:font-size-asian="14pt" style:font-size-complex="14pt" fo:language="es" fo:country="ES"/>
    </style:style>
    <style:style style:name="P124" style:parent-style-name="Compact" style:family="paragraph">
      <style:paragraph-properties fo:margin-bottom="0.125in" fo:line-height="150%"/>
    </style:style>
    <style:style style:name="T125" style:parent-style-name="Fuentedepárrafopredeter." style:family="text">
      <style:text-properties fo:font-size="14pt" style:font-size-asian="14pt" style:font-size-complex="14pt" fo:language="es" fo:country="ES"/>
    </style:style>
    <style:style style:name="P126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27" style:parent-style-name="Compact" style:family="paragraph">
      <style:paragraph-properties fo:margin-bottom="0.125in" fo:line-height="150%"/>
    </style:style>
    <style:style style:name="T128" style:parent-style-name="Fuentedepárrafopredeter." style:family="text">
      <style:text-properties fo:font-size="14pt" style:font-size-asian="14pt" style:font-size-complex="14pt" fo:language="es" fo:country="ES"/>
    </style:style>
    <style:style style:name="P129" style:parent-style-name="Compact" style:family="paragraph">
      <style:paragraph-properties fo:margin-bottom="0.125in" fo:line-height="150%"/>
    </style:style>
    <style:style style:name="T130" style:parent-style-name="Fuentedepárrafopredeter." style:family="text">
      <style:text-properties fo:font-size="14pt" style:font-size-asian="14pt" style:font-size-complex="14pt" fo:language="es" fo:country="ES"/>
    </style:style>
    <style:style style:name="P131" style:parent-style-name="Compact" style:family="paragraph">
      <style:paragraph-properties fo:margin-bottom="0.125in" fo:line-height="150%"/>
    </style:style>
    <style:style style:name="T132" style:parent-style-name="Fuentedepárrafopredeter." style:family="text">
      <style:text-properties fo:font-size="14pt" style:font-size-asian="14pt" style:font-size-complex="14pt" fo:language="es" fo:country="ES"/>
    </style:style>
    <style:style style:name="P133" style:parent-style-name="Compact" style:family="paragraph">
      <style:paragraph-properties fo:margin-bottom="0.125in" fo:line-height="150%"/>
    </style:style>
    <style:style style:name="T134" style:parent-style-name="Fuentedepárrafopredeter." style:family="text">
      <style:text-properties fo:font-size="14pt" style:font-size-asian="14pt" style:font-size-complex="14pt" fo:language="es" fo:country="ES"/>
    </style:style>
    <style:style style:name="P135" style:parent-style-name="Compact" style:family="paragraph">
      <style:paragraph-properties fo:margin-bottom="0.125in" fo:line-height="150%"/>
    </style:style>
    <style:style style:name="T136" style:parent-style-name="Fuentedepárrafopredeter." style:family="text">
      <style:text-properties fo:font-size="14pt" style:font-size-asian="14pt" style:font-size-complex="14pt" fo:language="es" fo:country="ES"/>
    </style:style>
    <style:style style:name="P137" style:parent-style-name="Compact" style:family="paragraph">
      <style:paragraph-properties fo:margin-bottom="0.125in" fo:line-height="150%"/>
    </style:style>
    <style:style style:name="T138" style:parent-style-name="Fuentedepárrafopredeter." style:family="text">
      <style:text-properties fo:font-size="14pt" style:font-size-asian="14pt" style:font-size-complex="14pt" fo:language="es" fo:country="ES"/>
    </style:style>
    <style:style style:name="P139" style:parent-style-name="Compact" style:family="paragraph">
      <style:paragraph-properties fo:margin-bottom="0.125in" fo:line-height="150%"/>
    </style:style>
    <style:style style:name="T140" style:parent-style-name="Fuentedepárrafopredeter." style:family="text">
      <style:text-properties fo:font-size="14pt" style:font-size-asian="14pt" style:font-size-complex="14pt" fo:language="es" fo:country="ES"/>
    </style:style>
    <style:style style:name="P141" style:parent-style-name="Compact" style:family="paragraph">
      <style:paragraph-properties fo:margin-bottom="0.125in" fo:line-height="150%"/>
    </style:style>
    <style:style style:name="T142" style:parent-style-name="Fuentedepárrafopredeter." style:family="text">
      <style:text-properties fo:font-size="14pt" style:font-size-asian="14pt" style:font-size-complex="14pt" fo:language="es" fo:country="ES"/>
    </style:style>
    <style:style style:name="P143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P144" style:parent-style-name="Compact" style:family="paragraph">
      <style:paragraph-properties fo:margin-bottom="0.125in" fo:line-height="150%"/>
    </style:style>
    <style:style style:name="T145" style:parent-style-name="Fuentedepárrafopredeter." style:family="text">
      <style:text-properties fo:font-size="14pt" style:font-size-asian="14pt" style:font-size-complex="14pt" fo:language="es" fo:country="ES"/>
    </style:style>
    <style:style style:name="P146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47" style:parent-style-name="Compact" style:family="paragraph">
      <style:paragraph-properties fo:margin-bottom="0.125in" fo:line-height="150%"/>
    </style:style>
    <style:style style:name="T148" style:parent-style-name="Fuentedepárrafopredeter." style:family="text">
      <style:text-properties fo:font-size="14pt" style:font-size-asian="14pt" style:font-size-complex="14pt" fo:language="es" fo:country="ES"/>
    </style:style>
    <style:style style:name="P149" style:parent-style-name="Compact" style:family="paragraph">
      <style:paragraph-properties fo:margin-bottom="0.125in" fo:line-height="150%"/>
    </style:style>
    <style:style style:name="T150" style:parent-style-name="Fuentedepárrafopredeter." style:family="text">
      <style:text-properties fo:font-size="14pt" style:font-size-asian="14pt" style:font-size-complex="14pt" fo:language="es" fo:country="ES"/>
    </style:style>
    <style:style style:name="T151" style:parent-style-name="Fuentedepárrafopredeter." style:family="text">
      <style:text-properties fo:font-size="14pt" style:font-size-asian="14pt" style:font-size-complex="14pt" fo:language="es" fo:country="ES"/>
    </style:style>
    <style:style style:name="T152" style:parent-style-name="Fuentedepárrafopredeter." style:family="text">
      <style:text-properties fo:font-size="14pt" style:font-size-asian="14pt" style:font-size-complex="14pt" fo:language="es" fo:country="ES"/>
    </style:style>
    <style:style style:name="T153" style:parent-style-name="Fuentedepárrafopredeter." style:family="text">
      <style:text-properties fo:font-size="14pt" style:font-size-asian="14pt" style:font-size-complex="14pt" fo:language="es" fo:country="ES"/>
    </style:style>
    <style:style style:name="T154" style:parent-style-name="Fuentedepárrafopredeter." style:family="text">
      <style:text-properties fo:font-size="14pt" style:font-size-asian="14pt" style:font-size-complex="14pt" fo:language="es" fo:country="ES"/>
    </style:style>
    <style:style style:name="T155" style:parent-style-name="Fuentedepárrafopredeter." style:family="text">
      <style:text-properties fo:font-size="14pt" style:font-size-asian="14pt" style:font-size-complex="14pt" fo:language="es" fo:country="ES"/>
    </style:style>
    <style:style style:name="T156" style:parent-style-name="Fuentedepárrafopredeter." style:family="text">
      <style:text-properties fo:font-size="14pt" style:font-size-asian="14pt" style:font-size-complex="14pt" fo:language="es" fo:country="ES"/>
    </style:style>
    <style:style style:name="P157" style:parent-style-name="Compact" style:family="paragraph">
      <style:paragraph-properties fo:margin-bottom="0.125in" fo:line-height="150%"/>
    </style:style>
    <style:style style:name="T158" style:parent-style-name="Fuentedepárrafopredeter." style:family="text">
      <style:text-properties fo:font-size="14pt" style:font-size-asian="14pt" style:font-size-complex="14pt" fo:language="es" fo:country="ES"/>
    </style:style>
    <style:style style:name="P159" style:parent-style-name="Compact" style:family="paragraph">
      <style:paragraph-properties fo:margin-bottom="0.125in" fo:line-height="150%"/>
    </style:style>
    <style:style style:name="T160" style:parent-style-name="Fuentedepárrafopredeter." style:family="text">
      <style:text-properties fo:font-size="14pt" style:font-size-asian="14pt" style:font-size-complex="14pt" fo:language="es" fo:country="ES"/>
    </style:style>
    <style:style style:name="P161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62" style:parent-style-name="Compact" style:family="paragraph">
      <style:paragraph-properties fo:margin-bottom="0.125in" fo:line-height="150%"/>
    </style:style>
    <style:style style:name="T163" style:parent-style-name="Fuentedepárrafopredeter." style:family="text">
      <style:text-properties fo:font-size="14pt" style:font-size-asian="14pt" style:font-size-complex="14pt" fo:language="es" fo:country="ES"/>
    </style:style>
    <style:style style:name="T164" style:parent-style-name="Fuentedepárrafopredeter." style:family="text">
      <style:text-properties fo:font-size="14pt" style:font-size-asian="14pt" style:font-size-complex="14pt" fo:language="es" fo:country="ES"/>
    </style:style>
    <style:style style:name="T165" style:parent-style-name="Fuentedepárrafopredeter." style:family="text">
      <style:text-properties fo:font-size="14pt" style:font-size-asian="14pt" style:font-size-complex="14pt" fo:language="es" fo:country="ES"/>
    </style:style>
    <style:style style:name="T166" style:parent-style-name="Fuentedepárrafopredeter." style:family="text">
      <style:text-properties fo:font-size="14pt" style:font-size-asian="14pt" style:font-size-complex="14pt" fo:language="es" fo:country="ES"/>
    </style:style>
    <style:style style:name="T167" style:parent-style-name="Fuentedepárrafopredeter." style:family="text">
      <style:text-properties fo:font-size="14pt" style:font-size-asian="14pt" style:font-size-complex="14pt" fo:language="es" fo:country="ES"/>
    </style:style>
    <style:style style:name="T168" style:parent-style-name="Fuentedepárrafopredeter." style:family="text">
      <style:text-properties fo:font-size="14pt" style:font-size-asian="14pt" style:font-size-complex="14pt" fo:language="es" fo:country="ES"/>
    </style:style>
    <style:style style:name="P169" style:parent-style-name="Normal" style:family="paragraph">
      <style:paragraph-properties fo:break-before="page"/>
    </style:style>
    <style:style style:name="P170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71" style:parent-style-name="FirstParagraph" style:family="paragraph">
      <style:paragraph-properties fo:line-height="150%" fo:text-indent="0.5in"/>
      <style:text-properties fo:font-size="14pt" style:font-size-asian="14pt" style:font-size-complex="14pt" fo:language="es" fo:country="ES"/>
    </style:style>
    <style:style style:name="P172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73" style:parent-style-name="Textoindependiente" style:family="paragraph">
      <style:paragraph-properties fo:line-height="150%" fo:text-indent="0.5in"/>
      <style:text-properties fo:font-size="14pt" style:font-size-asian="14pt" style:font-size-complex="14pt" fo:language="es" fo:country="ES"/>
    </style:style>
    <style:style style:name="P174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75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176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177" style:parent-style-name="Textoindependiente" style:family="paragraph">
      <style:paragraph-properties fo:line-height="150%"/>
    </style:style>
    <style:style style:name="T178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79" style:parent-style-name="Textoindependiente" style:family="paragraph">
      <style:paragraph-properties fo:line-height="150%" fo:text-indent="0.5in"/>
      <style:text-properties fo:font-size="14pt" style:font-size-asian="14pt" style:font-size-complex="14pt" fo:language="es" fo:country="ES"/>
    </style:style>
    <style:style style:name="P180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181" style:parent-style-name="Textoindependiente" style:family="paragraph">
      <style:paragraph-properties fo:line-height="150%" fo:text-indent="0.5in"/>
      <style:text-properties fo:font-size="14pt" style:font-size-asian="14pt" style:font-size-complex="14pt" fo:language="es" fo:country="ES"/>
    </style:style>
    <style:style style:name="P182" style:parent-style-name="Normal" style:family="paragraph">
      <style:paragraph-properties fo:break-before="page"/>
    </style:style>
    <style:style style:name="P183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Column185" style:family="table-column">
      <style:table-column-properties style:column-width="5.4687in" style:use-optimal-column-width="false"/>
    </style:style>
    <style:style style:name="TableColumn186" style:family="table-column">
      <style:table-column-properties style:column-width="1.0312in" style:use-optimal-column-width="false"/>
    </style:style>
    <style:style style:name="Table184" style:family="table">
      <style:table-properties style:width="6.5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Compact" style:family="paragraph">
      <style:paragraph-properties fo:text-align="end"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225" style:parent-style-name="Textoindependiente" style:family="paragraph">
      <style:paragraph-properties fo:line-height="150%"/>
      <style:text-properties fo:language="es" fo:country="ES"/>
    </style:style>
    <style:style style:name="P226" style:parent-style-name="Textoindependiente" style:family="paragraph">
      <style:paragraph-properties fo:line-height="150%"/>
      <style:text-properties fo:language="es" fo:country="ES"/>
    </style:style>
    <style:style style:name="P227" style:parent-style-name="Textoindependiente" style:family="paragraph">
      <style:paragraph-properties fo:line-height="150%"/>
      <style:text-properties fo:language="es" fo:country="ES"/>
    </style:style>
    <style:style style:name="P228" style:parent-style-name="Textoindependiente" style:family="paragraph">
      <style:paragraph-properties fo:line-height="150%"/>
      <style:text-properties fo:language="es" fo:country="ES"/>
    </style:style>
    <style:style style:name="P229" style:parent-style-name="Textoindependiente" style:family="paragraph">
      <style:paragraph-properties fo:line-height="150%"/>
      <style:text-properties fo:language="es" fo:country="ES"/>
    </style:style>
    <style:style style:name="P230" style:parent-style-name="Textoindependiente" style:family="paragraph">
      <style:paragraph-properties fo:line-height="150%"/>
      <style:text-properties fo:language="es" fo:country="ES"/>
    </style:style>
    <style:style style:name="P231" style:parent-style-name="Textoindependiente" style:family="paragraph">
      <style:paragraph-properties fo:line-height="150%"/>
      <style:text-properties fo:language="es" fo:country="ES"/>
    </style:style>
    <style:style style:name="P232" style:parent-style-name="Textoindependiente" style:family="paragraph">
      <style:paragraph-properties fo:line-height="150%"/>
      <style:text-properties fo:language="es" fo:country="ES"/>
    </style:style>
    <style:style style:name="TableColumn234" style:family="table-column">
      <style:table-column-properties style:column-width="5.4687in" style:use-optimal-column-width="false"/>
    </style:style>
    <style:style style:name="TableColumn235" style:family="table-column">
      <style:table-column-properties style:column-width="0.0104in" style:use-optimal-column-width="false"/>
    </style:style>
    <style:style style:name="TableColumn236" style:family="table-column">
      <style:table-column-properties style:column-width="1.0208in" style:use-optimal-column-width="false"/>
    </style:style>
    <style:style style:name="Table233" style:family="table">
      <style:table-properties style:width="6.5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extoindependiente" style:family="paragraph">
      <style:paragraph-properties fo:text-align="end" fo:line-height="150%"/>
      <style:text-properties fo:font-size="14pt" style:font-size-asian="14pt" style:font-size-complex="14pt" fo:language="es" fo:country="ES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Compact" style:family="paragraph">
      <style:paragraph-properties fo:text-align="end"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Compact" style:family="paragraph">
      <style:paragraph-properties fo:text-align="end"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285" style:parent-style-name="Normal" style:family="paragraph">
      <style:paragraph-properties fo:margin-bottom="0.125in" fo:line-height="150%"/>
    </style:style>
    <style:style style:name="P286" style:parent-style-name="Normal" style:family="paragraph">
      <style:paragraph-properties fo:break-before="page"/>
    </style:style>
    <style:style style:name="P287" style:parent-style-name="FirstParagraph" style:family="paragraph">
      <style:paragraph-properties fo:line-height="150%"/>
      <style:text-properties fo:font-size="14pt" style:font-size-asian="14pt" style:font-size-complex="14pt" fo:language="es" fo:country="ES"/>
    </style:style>
    <style:style style:name="P288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289" style:parent-style-name="FirstParagraph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Column291" style:family="table-column">
      <style:table-column-properties style:column-width="5.5104in" style:use-optimal-column-width="false"/>
    </style:style>
    <style:style style:name="TableColumn292" style:family="table-column">
      <style:table-column-properties style:column-width="1.0625in" style:use-optimal-column-width="false"/>
    </style:style>
    <style:style style:name="Table290" style:family="table">
      <style:table-properties style:width="6.5729in" fo:margin-left="0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Compact" style:family="paragraph">
      <style:paragraph-properties fo:text-align="end" fo:margin-bottom="0.125in" fo:line-height="150%"/>
      <style:text-properties fo:font-size="14pt" style:font-size-asian="14pt" style:font-size-complex="14pt" fo:language="es" fo:country="ES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Compact" style:family="paragraph">
      <style:paragraph-properties fo:text-align="end"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16" style:parent-style-name="Textoindependiente" style:family="paragraph">
      <style:paragraph-properties fo:line-height="150%"/>
      <style:text-properties fo:language="es" fo:country="ES"/>
    </style:style>
    <style:style style:name="TableColumn318" style:family="table-column">
      <style:table-column-properties style:column-width="5.552in" style:use-optimal-column-width="false"/>
    </style:style>
    <style:style style:name="TableColumn319" style:family="table-column">
      <style:table-column-properties style:column-width="0.9479in" style:use-optimal-column-width="false"/>
    </style:style>
    <style:style style:name="Table317" style:family="table">
      <style:table-properties style:width="6.5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oindependiente" style:family="paragraph">
      <style:paragraph-properties fo:line-height="150%"/>
      <style:text-properties fo:language="es" fo:country="ES"/>
    </style:style>
    <style:style style:name="P328" style:parent-style-name="Textoindependiente" style:family="paragraph">
      <style:paragraph-properties fo:line-height="150%"/>
      <style:text-properties fo:language="es" fo:country="ES"/>
    </style:style>
    <style:style style:name="TableColumn330" style:family="table-column">
      <style:table-column-properties style:column-width="5.5729in" style:use-optimal-column-width="false"/>
    </style:style>
    <style:style style:name="TableColumn331" style:family="table-column">
      <style:table-column-properties style:column-width="0.927in" style:use-optimal-column-width="false"/>
    </style:style>
    <style:style style:name="Table329" style:family="table">
      <style:table-properties style:width="6.5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Compact" style:family="paragraph">
      <style:paragraph-properties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Compact" style:family="paragraph">
      <style:paragraph-properties fo:text-align="end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Compact" style:family="paragraph">
      <style:paragraph-properties fo:margin-bottom="0.125in" fo:line-height="150%"/>
      <style:text-properties fo:font-size="14pt" style:font-size-asian="14pt" style:font-size-complex="14pt" fo:language="es" fo:country="E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Compact" style:family="paragraph">
      <style:paragraph-properties fo:text-align="end" fo:margin-bottom="0.125in"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45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46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4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48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49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50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51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52" style:parent-style-name="Normal" style:family="paragraph">
      <style:paragraph-properties fo:break-before="page" fo:margin-bottom="0.125in" fo:line-height="150%"/>
    </style:style>
    <style:style style:name="P353" style:parent-style-name="FirstParagraph" style:family="paragraph">
      <style:paragraph-properties fo:line-height="150%"/>
    </style:style>
    <style:style style:name="T354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355" style:parent-style-name="Fuentedepárrafopredeter." style:family="text">
      <style:text-properties fo:font-size="14pt" style:font-size-asian="14pt" style:font-size-complex="14pt" fo:language="es" fo:country="ES"/>
    </style:style>
    <style:style style:name="P356" style:parent-style-name="Textoindependiente" style:family="paragraph">
      <style:paragraph-properties fo:line-height="150%"/>
    </style:style>
    <style:style style:name="T357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T358" style:parent-style-name="Fuentedepárrafopredeter." style:family="text">
      <style:text-properties fo:font-size="14pt" style:font-size-asian="14pt" style:font-size-complex="14pt" fo:language="es" fo:country="ES"/>
    </style:style>
    <style:style style:name="T359" style:parent-style-name="Fuentedepárrafopredeter." style:family="text">
      <style:text-properties fo:font-size="14pt" style:font-size-asian="14pt" style:font-size-complex="14pt" fo:language="es" fo:country="ES"/>
    </style:style>
    <style:style style:name="P360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61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62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63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64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65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66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67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68" style:parent-style-name="Textoindependiente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language="es" fo:country="ES"/>
    </style:style>
    <style:style style:name="P369" style:parent-style-name="Textoindependiente" style:family="paragraph">
      <style:paragraph-properties fo:line-height="150%"/>
      <style:text-properties fo:font-size="14pt" style:font-size-asian="14pt" style:font-size-complex="14pt" fo:language="es" fo:country="ES"/>
    </style:style>
    <style:style style:name="P370" style:parent-style-name="Textoindependiente" style:family="paragraph">
      <style:paragraph-properties fo:line-height="150%"/>
    </style:style>
    <style:style style:name="T371" style:parent-style-name="Fuentedepárrafopredeter." style:family="text">
      <style:text-properties fo:font-size="14pt" style:font-size-asian="14pt" style:font-size-complex="14pt" fo:language="es" fo:country="ES"/>
    </style:style>
    <style:style style:name="P372" style:parent-style-name="CabeceraNivel2" style:family="paragraph">
      <style:paragraph-properties fo:break-before="page"/>
    </style:style>
    <style:style style:name="P373" style:parent-style-name="FirstParagraph" style:family="paragraph">
      <style:paragraph-properties fo:line-height="150%"/>
      <style:text-properties fo:font-size="13pt" style:font-size-asian="13pt" style:font-size-complex="13pt" fo:language="es" fo:country="ES"/>
    </style:style>
    <style:style style:name="P374" style:parent-style-name="FirstParagraph" style:family="paragraph">
      <style:paragraph-properties fo:line-height="150%"/>
    </style:style>
    <style:style style:name="T375" style:parent-style-name="Fuentedepárrafopredeter." style:family="text">
      <style:text-properties fo:font-size="13pt" style:font-size-asian="13pt" style:font-size-complex="13pt" fo:language="es" fo:country="ES"/>
    </style:style>
    <style:style style:name="T376" style:parent-style-name="Hipervínculo" style:family="text">
      <style:text-properties fo:font-size="13pt" style:font-size-asian="13pt" style:font-size-complex="13pt" fo:language="es" fo:country="ES"/>
    </style:style>
    <style:style style:name="P377" style:parent-style-name="Textoindependiente" style:family="paragraph">
      <style:paragraph-properties fo:line-height="150%"/>
    </style:style>
    <style:style style:name="T378" style:parent-style-name="Fuentedepárrafopredeter." style:family="text">
      <style:text-properties fo:font-size="13pt" style:font-size-asian="13pt" style:font-size-complex="13pt" fo:language="es" fo:country="ES"/>
    </style:style>
    <style:style style:name="T379" style:parent-style-name="Hipervínculo" style:family="text">
      <style:text-properties fo:font-size="13pt" style:font-size-asian="13pt" style:font-size-complex="13pt" fo:language="es" fo:country="ES"/>
    </style:style>
    <style:style style:name="P380" style:parent-style-name="Textoindependiente" style:family="paragraph">
      <style:paragraph-properties fo:line-height="150%"/>
      <style:text-properties fo:font-size="13pt" style:font-size-asian="13pt" style:font-size-complex="13pt" fo:language="es" fo:country="ES"/>
    </style:style>
    <style:style style:name="P381" style:parent-style-name="Textoindependiente" style:family="paragraph">
      <style:paragraph-properties fo:line-height="150%"/>
    </style:style>
    <style:style style:name="T382" style:parent-style-name="Fuentedepárrafopredeter." style:family="text">
      <style:text-properties fo:font-size="13pt" style:font-size-asian="13pt" style:font-size-complex="13pt" fo:language="es" fo:country="ES"/>
    </style:style>
    <style:style style:name="T383" style:parent-style-name="Hipervínculo" style:family="text">
      <style:text-properties fo:font-size="13pt" style:font-size-asian="13pt" style:font-size-complex="13pt" fo:language="es" fo:country="ES"/>
    </style:style>
    <style:style style:name="T384" style:parent-style-name="Fuentedepárrafopredeter." style:family="text">
      <style:text-properties fo:font-size="13pt" style:font-size-asian="13pt" style:font-size-complex="13pt" fo:language="es" fo:country="ES"/>
    </style:style>
    <style:style style:name="T385" style:parent-style-name="Hipervínculo" style:family="text">
      <style:text-properties fo:font-size="13pt" style:font-size-asian="13pt" style:font-size-complex="13pt" fo:language="es" fo:country="ES"/>
    </style:style>
    <style:style style:name="P386" style:parent-style-name="Textoindependiente" style:family="paragraph">
      <style:paragraph-properties fo:line-height="150%"/>
    </style:style>
    <style:style style:name="T387" style:parent-style-name="Fuentedepárrafopredeter." style:family="text">
      <style:text-properties fo:font-size="13pt" style:font-size-asian="13pt" style:font-size-complex="13pt" fo:language="es" fo:country="ES"/>
    </style:style>
    <style:style style:name="T388" style:parent-style-name="Hipervínculo" style:family="text">
      <style:text-properties fo:font-size="13pt" style:font-size-asian="13pt" style:font-size-complex="13pt" fo:language="es" fo:country="ES"/>
    </style:style>
    <style:style style:name="T389" style:parent-style-name="Fuentedepárrafopredeter." style:family="text">
      <style:text-properties fo:font-size="13pt" style:font-size-asian="13pt" style:font-size-complex="13pt" fo:language="es" fo:country="ES"/>
    </style:style>
    <style:style style:name="T390" style:parent-style-name="Hipervínculo" style:family="text">
      <style:text-properties fo:font-size="13pt" style:font-size-asian="13pt" style:font-size-complex="13pt" fo:language="es" fo:country="ES"/>
    </style:style>
    <style:style style:name="P391" style:parent-style-name="Textoindependiente" style:family="paragraph">
      <style:paragraph-properties fo:line-height="150%"/>
    </style:style>
    <style:style style:name="T392" style:parent-style-name="Fuentedepárrafopredeter." style:family="text">
      <style:text-properties fo:font-size="13pt" style:font-size-asian="13pt" style:font-size-complex="13pt" fo:language="es" fo:country="ES"/>
    </style:style>
    <style:style style:name="T393" style:parent-style-name="Hipervínculo" style:family="text">
      <style:text-properties fo:font-size="13pt" style:font-size-asian="13pt" style:font-size-complex="13pt" fo:language="es" fo:country="ES"/>
    </style:style>
    <style:style style:name="T394" style:parent-style-name="Fuentedepárrafopredeter." style:family="text">
      <style:text-properties fo:font-size="13pt" style:font-size-asian="13pt" style:font-size-complex="13pt" fo:language="es" fo:country="ES"/>
    </style:style>
    <style:style style:name="T395" style:parent-style-name="Hipervínculo" style:family="text">
      <style:text-properties fo:font-size="13pt" style:font-size-asian="13pt" style:font-size-complex="13pt" fo:language="es" fo:country="ES"/>
    </style:style>
    <style:style style:name="P396" style:parent-style-name="Textoindependiente" style:family="paragraph">
      <style:paragraph-properties fo:line-height="150%"/>
    </style:style>
    <style:style style:name="T397" style:parent-style-name="Fuentedepárrafopredeter." style:family="text">
      <style:text-properties fo:font-size="13pt" style:font-size-asian="13pt" style:font-size-complex="13pt" fo:language="es" fo:country="ES"/>
    </style:style>
    <style:style style:name="T398" style:parent-style-name="Hipervínculo" style:family="text">
      <style:text-properties fo:font-size="13pt" style:font-size-asian="13pt" style:font-size-complex="13pt" fo:language="es" fo:country="ES"/>
    </style:style>
    <style:style style:name="P399" style:parent-style-name="Normal" style:family="paragraph">
      <style:paragraph-properties fo:break-before="page" fo:margin-bottom="0.125in" fo:line-height="150%"/>
      <style:text-properties fo:language="es" fo:country="ES"/>
    </style:style>
    <style:style style:name="P400" style:parent-style-name="Textoindependiente" style:family="paragraph">
      <style:paragraph-properties fo:line-height="150%"/>
    </style:style>
    <style:style style:name="T401" style:parent-style-name="Fuentedepárrafopredeter." style:family="text">
      <style:text-properties style:font-name="sans-serif" style:font-name-asian="sans-serif" style:font-name-complex="sans-serif" fo:font-size="14pt" style:font-size-asian="14pt" style:font-size-complex="14pt" fo:language="es" fo:country="ES"/>
    </style:style>
    <style:style style:name="P402" style:parent-style-name="Textoindependiente" style:family="paragraph">
      <style:paragraph-properties fo:line-height="150%"/>
    </style:style>
    <style:style style:name="T403" style:parent-style-name="Fuentedepárrafopredeter." style:family="text">
      <style:text-properties style:font-name="sans-serif" style:font-name-asian="sans-serif" style:font-name-complex="sans-serif" fo:font-size="14pt" style:font-size-asian="14pt" style:font-size-complex="14pt" fo:language="es" fo:country="ES"/>
    </style:style>
    <style:style style:name="T404" style:parent-style-name="Fuentedepárrafopredeter." style:family="text">
      <style:text-properties style:font-name="sans-serif" style:font-name-asian="sans-serif" style:font-name-complex="sans-serif" fo:font-size="14pt" style:font-size-asian="14pt" style:font-size-complex="14pt" fo:language="es" fo:country="ES"/>
    </style:style>
    <style:style style:name="P405" style:parent-style-name="Textoindependiente" style:family="paragraph">
      <style:paragraph-properties fo:line-height="150%"/>
    </style:style>
    <style:style style:name="T406" style:parent-style-name="Fuentedepárrafopredeter." style:family="text">
      <style:text-properties style:font-name="sans-serif" style:font-name-asian="sans-serif" style:font-name-complex="sans-serif" fo:font-size="14pt" style:font-size-asian="14pt" style:font-size-complex="14pt" fo:language="es" fo:country="ES"/>
    </style:style>
    <style:style style:name="P407" style:parent-style-name="Textoindependiente" style:family="paragraph">
      <style:paragraph-properties fo:line-height="150%"/>
    </style:style>
    <style:style style:name="T408" style:parent-style-name="Fuentedepárrafopredeter." style:family="text">
      <style:text-properties style:font-name="sans-serif" style:font-name-asian="sans-serif" style:font-name-complex="sans-serif" fo:font-size="14pt" style:font-size-asian="14pt" style:font-size-complex="14pt" fo:language="es" fo:country="ES"/>
    </style:style>
  </office:automatic-styles>
  <office:body>
    <office:text text:use-soft-page-breaks="true">
      <text:p text:style-name="P1"/>
      <text:p text:style-name="P46"/>
      <text:p text:style-name="P47"/>
      <text:p text:style-name="P48">ORGANIZACIÓN Y GESTIÓN DEL<text:s/>ÁREA<text:s/>DE TRABAJO</text:p>
      <text:p text:style-name="P49"/>
      <text:p text:style-name="P50">TRABAJO TERCER TRIMESTRE:<text:s/>CREACIÓN DE UN GABINETE DE <text:s/>NUTRICIÓN Y DIETÉTICA</text:p>
      <text:p text:style-name="P51"/>
      <text:p text:style-name="P52">Beatriz Carro Otero</text:p>
      <text:p text:style-name="P53"/>
      <text:soft-page-break/>
      <text:p text:style-name="P54">Proyecto para poner en funcionamiento un gabinete de<text:s/>nutrición y dietética, con consulta para atención al público.</text:p>
      <text:p text:style-name="P55">Se expone<text:s/>cómo<text:s/>será la<text:s/>configuración<text:s/>del local, el análisis de riesgos y oportunidades del negocio, así como las acciones de promoción de la empresa.<text:s/>También una previsión de ingresos y gastos que<text:s/>puede tener el negocio.</text:p>
      <text:p text:style-name="P56">Por último se adjuntan los formularios relacionados con los trámites administrativos necesarios para constituir la empresa.</text:p>
      <text:p text:style-name="P57"/>
      <text:h text:style-name="CabeceraNivel2" text:outline-level="2"><text:bookmark-start text:name="_Toc72926341"/>Indice<text:bookmark-end text:name="_Toc72926341"/></text:h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<text:a xlink:href="#_Toc72926341" office:target-frame-name="_top" xlink:show="replace"><text:span text:style-name="Hipervínculo">Indice</text:span><text:tab/>3</text:a></text:p>
          <text:p text:style-name="P59"><text:a xlink:href="#_Toc72926342" office:target-frame-name="_top" xlink:show="replace"><text:span text:style-name="Hipervínculo">Pasos para montar la empresa</text:span><text:tab/>4</text:a></text:p>
          <text:p text:style-name="P60"><text:a xlink:href="#_Toc72926343" office:target-frame-name="_top" xlink:show="replace"><text:span text:style-name="Hipervínculo">Nombre de la empresa</text:span><text:tab/>4</text:a></text:p>
          <text:p text:style-name="P61"><text:a xlink:href="#_Toc72926344" office:target-frame-name="_top" xlink:show="replace"><text:span text:style-name="Hipervínculo">Situación de la empresa</text:span><text:tab/>4</text:a></text:p>
          <text:p text:style-name="P62"><text:a xlink:href="#_Toc72926345" office:target-frame-name="_top" xlink:show="replace"><text:span text:style-name="Hipervínculo">Descripción del plano del local</text:span><text:tab/>4</text:a></text:p>
          <text:p text:style-name="P63"><text:a xlink:href="#_Toc72926346" office:target-frame-name="_top" xlink:show="replace"><text:span text:style-name="Hipervínculo">Plan DAFO</text:span><text:tab/>6</text:a></text:p>
          <text:p text:style-name="P64"><text:a xlink:href="#_Toc72926347" office:target-frame-name="_top" xlink:show="replace"><text:span text:style-name="Hipervínculo">Debilidades</text:span><text:tab/>6</text:a></text:p>
          <text:p text:style-name="P65"><text:a xlink:href="#_Toc72926348" office:target-frame-name="_top" xlink:show="replace"><text:span text:style-name="Hipervínculo">Amenazas</text:span><text:tab/>6</text:a></text:p>
          <text:p text:style-name="P66"><text:a xlink:href="#_Toc72926349" office:target-frame-name="_top" xlink:show="replace"><text:span text:style-name="Hipervínculo">Fortalezas</text:span><text:tab/>7</text:a></text:p>
          <text:p text:style-name="P67"><text:a xlink:href="#_Toc72926350" office:target-frame-name="_top" xlink:show="replace"><text:span text:style-name="Hipervínculo">Oportunidades</text:span><text:tab/>8</text:a></text:p>
          <text:p text:style-name="P68"><text:a xlink:href="#_Toc72926351" office:target-frame-name="_top" xlink:show="replace"><text:span text:style-name="Hipervínculo">Plan de Marketing</text:span><text:tab/>9</text:a></text:p>
          <text:p text:style-name="P69"><text:a xlink:href="#_Toc72926352" office:target-frame-name="_top" xlink:show="replace"><text:span text:style-name="Hipervínculo">Plan financiero</text:span><text:tab/>10</text:a></text:p>
          <text:p text:style-name="P70"><text:a xlink:href="#_Toc72926353" office:target-frame-name="_top" xlink:show="replace"><text:span text:style-name="Hipervínculo">Inversión inicial</text:span><text:tab/>10</text:a></text:p>
          <text:p text:style-name="P71"><text:a xlink:href="#_Toc72926354" office:target-frame-name="_top" xlink:show="replace"><text:span text:style-name="Hipervínculo">Plan gastos y beneficios de la empresa</text:span><text:tab/>12</text:a></text:p>
          <text:p text:style-name="P72"><text:a xlink:href="#_Toc72926355" office:target-frame-name="_top" xlink:show="replace"><text:span text:style-name="Hipervínculo">Previsión de ingresos mensuales</text:span><text:tab/>12</text:a></text:p>
          <text:p text:style-name="P73"><text:a xlink:href="#_Toc72926356" office:target-frame-name="_top" xlink:show="replace"><text:span text:style-name="Hipervínculo">Previsión de gastos</text:span><text:tab/>12</text:a></text:p>
          <text:p text:style-name="P74"><text:a xlink:href="#_Toc72926357" office:target-frame-name="_top" xlink:show="replace"><text:span text:style-name="Hipervínculo">Papeles oficiales para gestionar la empresa (alta en la seguridad social, IAE, licencia del ayuntamiento para la apertura, etc.)</text:span><text:tab/>14</text:a></text:p>
          <text:p text:style-name="P75"><text:a xlink:href="#_Toc72926358" office:target-frame-name="_top" xlink:show="replace"><text:span text:style-name="Hipervínculo">Bibliografía</text:span><text:tab/>15</text:a></text:p>
          <text:p text:style-name="P76"><text:a xlink:href="#_Toc72926359" office:target-frame-name="_top" xlink:show="replace"><text:span text:style-name="Hipervínculo">Anexos</text:span><text:tab/>16</text:a></text:p>
        </text:index-body>
      </text:table-of-content>
      <text:p text:style-name="P77"/>
      <text:p text:style-name="Normal"/>
      <text:p text:style-name="Normal"/>
      <text:p text:style-name="P78"/>
      <text:h text:style-name="CabeceraNivel1" text:outline-level="1"><text:bookmark-start text:name="pasos-para-montar-la-empresa"/><text:bookmark-start text:name="_Toc72926342"/><text:bookmark-end text:name="pasos-para-montar-la-empresa"/>Pasos para montar la empresa<text:bookmark-end text:name="_Toc72926342"/></text:h>
      <text:h text:style-name="CabeceraNivel2" text:outline-level="2"><text:bookmark-start text:name="nombre-de-la-empresa"/><text:bookmark-start text:name="_Toc72926343"/><text:bookmark-end text:name="nombre-de-la-empresa"/>Nombre de la empresa<text:bookmark-end text:name="_Toc72926343"/></text:h>
      <text:p text:style-name="P79">Beatriz Carro Dietista<text:s/>Nutricionista</text:p>
      <text:h text:style-name="CabeceraNivel2" text:outline-level="2"><text:bookmark-start text:name="situación-de-la-empresa"/><text:bookmark-start text:name="_Toc72926344"/><text:bookmark-end text:name="situación-de-la-empresa"/>Situación de la empresa<text:bookmark-end text:name="_Toc72926344"/></text:h>
      <text:p text:style-name="P80">A Coruña</text:p>
      <text:h text:style-name="CabeceraNivel2" text:outline-level="2"><text:bookmark-start text:name="descripción-del-plano-del-local"/><text:bookmark-start text:name="_Toc72926345"/><text:bookmark-end text:name="descripción-del-plano-del-local"/>Descripción del plano del local<text:bookmark-end text:name="_Toc72926345"/></text:h>
      <text:p text:style-name="P81">Local comercial de uso compartido con otro profesional sanitario,<text:s/>situado en zona de paso peatonal,<text:s/>en el que cada especialista tendrá su gabinete<text:s/>independiente.</text:p>
      <text:p text:style-name="P82">Espacios:</text:p>
      <text:list text:style-name="LFO3" text:continue-numbering="true">
        <text:list-item>
          <text:p text:style-name="P83"><text:span text:style-name="T84">Gabinete de</text:span><text:span text:style-name="T85"><text:s/>nutrición y dietética</text:span></text:p>
        </text:list-item>
      </text:list>
      <text:p text:style-name="P86">Consulta<text:s/>de<text:s/>trabajo<text:s/>dividida<text:s/>en dos<text:s/>áreas:</text:p>
      <text:p text:style-name="P87">Área de despacho con escritorio donde poder recibir y hablar con los pacientes, con espacio para almacenar fichas de trabajo y documentación.</text:p>
      <text:p text:style-name="P88">Área donde estarán los aparatos de medición necesarios para<text:s/>atender a los pacientes<text:s/>y una camilla.</text:p>
      <text:list text:style-name="LFO2" text:continue-numbering="true">
        <text:list-item>
          <text:p text:style-name="P89"><text:span text:style-name="T90">Gabinete d</text:span><text:span text:style-name="T91">e</text:span><text:span text:style-name="T92">l</text:span><text:span text:style-name="T93"><text:s/>otro profesional sanitario</text:span></text:p>
        </text:list-item>
        <text:list-item>
          <text:p text:style-name="P94"><text:span text:style-name="T95">Entrada y s</text:span><text:span text:style-name="T96">ala de espera</text:span></text:p>
        </text:list-item>
      </text:list>
      <text:p text:style-name="P97">En la entrada del local,<text:s/>habrá una sala<text:s/>donde los pacientes de ambos gabinetes esperarán a ser atendidos.</text:p>
      <text:list text:style-name="LFO1" text:continue-numbering="true">
        <text:list-item>
          <text:p text:style-name="P98"><text:span text:style-name="T99">Baño para pacientes</text:span><text:span text:style-name="T100"><text:s/>adaptado a minusválidos.</text:span></text:p>
        </text:list-item>
        <text:list-item>
          <text:p text:style-name="P101"><text:span text:style-name="T102">Baño para uso interno</text:span></text:p>
        </text:list-item>
      </text:list>
      <text:p text:style-name="P103"/>
      <text:h text:style-name="CabeceraNivel1" text:outline-level="1"><text:bookmark-start text:name="plan-dafo-estudio-de-competencias"/><text:bookmark-start text:name="_Toc72926346"/><text:bookmark-end text:name="plan-dafo-estudio-de-competencias"/>Plan DAFO<text:bookmark-end text:name="_Toc72926346"/></text:h>
      <text:h text:style-name="CabeceraNivel2" text:outline-level="2"><text:bookmark-start text:name="debilidades"/><text:bookmark-start text:name="_Toc72926347"/><text:bookmark-end text:name="debilidades"/>Debilidades<text:bookmark-end text:name="_Toc72926347"/></text:h>
      <text:list text:style-name="LFO11" text:continue-numbering="true">
        <text:list-item>
          <text:p text:style-name="P104"><text:span text:style-name="T105">Empresa desconocida.</text:span></text:p>
        </text:list-item>
        <text:list-item>
          <text:p text:style-name="P106"><text:span text:style-name="T107">Posible menor llega</text:span><text:span text:style-name="T108">da</text:span><text:span text:style-name="T109"><text:s/>de clientes nuevos por el poco conocimiento de la población de los servicios que puede aportarle un dietista.</text:span></text:p>
        </text:list-item>
      </text:list>
      <text:p text:style-name="P110">Como corregir</text:p>
      <text:list text:style-name="LFO9" text:continue-numbering="true">
        <text:list-item>
          <text:p text:style-name="P111"><text:span text:style-name="T112">Darse a conocer con campaña de marketing.</text:span></text:p>
        </text:list-item>
        <text:list-item>
          <text:p text:style-name="P113"><text:span text:style-name="T114">Tener presencia en redes sociales.</text:span></text:p>
        </text:list-item>
        <text:list-item>
          <text:p text:style-name="P115"><text:span text:style-name="T116">Aprovechar las redes sociales para realizar una labor informativa<text:s/></text:span><text:span text:style-name="T117">sobre los beneficios de contar<text:s/></text:span><text:span text:style-name="T118">con los</text:span><text:span text:style-name="T119"><text:s/>servicios de una profesional dietista.</text:span></text:p>
        </text:list-item>
      </text:list>
      <text:h text:style-name="CabeceraNivel2" text:outline-level="2"><text:bookmark-start text:name="_Toc72926348"/>Amenazas<text:bookmark-end text:name="_Toc72926348"/></text:h>
      <text:list text:style-name="LFO10" text:continue-numbering="true">
        <text:list-item>
          <text:p text:style-name="P120"><text:span text:style-name="T121">Cambio de legislación que pueda interferir en el desarrollo de la actividad.</text:span></text:p>
        </text:list-item>
        <text:list-item>
          <text:p text:style-name="P122"><text:span text:style-name="T123">Proliferación de una mayor oferta de dietistas.</text:span></text:p>
        </text:list-item>
        <text:list-item>
          <text:p text:style-name="P124"><text:span text:style-name="T125">Confusión de la población sobre la profesionalidad de la profesión por culpa de la promoción de dietas y consejos sobre alimentación por parte de gente no profesional a través de las redes sociales.</text:span></text:p>
        </text:list-item>
      </text:list>
      <text:p text:style-name="P126">Como afrontar</text:p>
      <text:list text:style-name="LFO7" text:continue-numbering="true">
        <text:list-item>
          <text:p text:style-name="P127"><text:span text:style-name="T128">Mantenerse informado y formado acerca de las novedades que surjan en la profesión, de forma que las evoluciones que puedan provocar cambios legislativos no nos cojan por sorpresa.</text:span></text:p>
        </text:list-item>
        <text:list-item>
          <text:p text:style-name="P129"><text:span text:style-name="T130">Aprovechar al máximo nuestra situación de novedad en nuestra área geográfica para posicionarnos adecuadamente frente a la futura competencia.</text:span></text:p>
        </text:list-item>
        <text:list-item>
          <text:p text:style-name="P131"><text:span text:style-name="T132">Aprovechar nuestras redes sociales aportando información profesional y comprensible, de forma que a la vez nos demos a conocer y ayudemos a que la población tenga una información adecuada.</text:span></text:p>
        </text:list-item>
      </text:list>
      <text:h text:style-name="CabeceraNivel2" text:outline-level="2"><text:bookmark-start text:name="fortalezas"/><text:bookmark-start text:name="_Toc72926349"/><text:bookmark-end text:name="fortalezas"/>Fortalezas<text:bookmark-end text:name="_Toc72926349"/></text:h>
      <text:list text:style-name="LFO12" text:continue-numbering="true">
        <text:list-item>
          <text:p text:style-name="P133"><text:span text:style-name="T134">Ausencia del mismo tipo de oferta en la zona.</text:span></text:p>
        </text:list-item>
        <text:list-item>
          <text:p text:style-name="P135"><text:span text:style-name="T136">Poder ir dándose a conocer sin asumir un riesgo elevado.</text:span></text:p>
        </text:list-item>
        <text:list-item>
          <text:p text:style-name="P137"><text:span text:style-name="T138">Ubicación: Local comercial muy visible en calle muy transitada y bien ubicada. Lugar muy transitado con muchos pequeños negocios. Buen lugar para aparcar. Cerca de gran zona comercial Buena comunicación transporte público.</text:span></text:p>
        </text:list-item>
        <text:list-item>
          <text:p text:style-name="P139"><text:span text:style-name="T140">No es necesario una gran inversión inicial, lo que supone un menor riesgo económico.</text:span></text:p>
        </text:list-item>
        <text:list-item>
          <text:p text:style-name="P141"><text:span text:style-name="T142">Poder simultanear trabajo online.</text:span></text:p>
        </text:list-item>
        <text:list-item>
          <text:p text:style-name="P143">Flexibilidad para desplazarse a atendar a pacientes.</text:p>
        </text:list-item>
        <text:list-item>
          <text:p text:style-name="P144"><text:span text:style-name="T145">Complementariedad con negocio con el que se comparte local.</text:span></text:p>
        </text:list-item>
      </text:list>
      <text:p text:style-name="P146">Como mantener</text:p>
      <text:list text:style-name="LFO8" text:continue-numbering="true">
        <text:list-item>
          <text:p text:style-name="P147"><text:span text:style-name="T148">Aprovechar que se ofrece un servicio novedoso en la zona para que la gente nos tome como referencia de dietista al que pueden acudir.</text:span></text:p>
        </text:list-item>
        <text:list-item>
          <text:p text:style-name="P149"><text:span text:style-name="T150">Mantener una relación fluida con el otro<text:s/></text:span><text:span text:style-name="T151">gabinete</text:span><text:span text:style-name="T152"><text:s/>de forma que se puedan crear sinergias que beneficien a<text:s/></text:span><text:span text:style-name="T153">ambos.</text:span><text:span text:style-name="T154"><text:s/>Por ejemplo, conociendo bien que servicios presta, e informándose de cuales de los servicios de dietista pueden ser atractivos para los pacientes del<text:s/></text:span><text:span text:style-name="T155">otro profesional</text:span><text:span text:style-name="T156">.</text:span></text:p>
        </text:list-item>
      </text:list>
      <text:h text:style-name="CabeceraNivel2" text:outline-level="2"><text:bookmark-start text:name="oportunidades"/><text:bookmark-start text:name="_Toc72926350"/><text:bookmark-end text:name="oportunidades"/>Oportunidades<text:bookmark-end text:name="_Toc72926350"/></text:h>
      <text:list text:style-name="LFO6" text:continue-numbering="true">
        <text:list-item>
          <text:p text:style-name="P157"><text:span text:style-name="T158">No excesiva cantidad de profesionales dietistas.</text:span></text:p>
        </text:list-item>
        <text:list-item>
          <text:p text:style-name="P159"><text:span text:style-name="T160">Poder ampliar acceso a clientes vía online</text:span></text:p>
        </text:list-item>
      </text:list>
      <text:p text:style-name="P161">Como explorar</text:p>
      <text:list text:style-name="LFO5" text:continue-numbering="true">
        <text:list-item>
          <text:p text:style-name="P162"><text:span text:style-name="T163">Dependiendo del tipo de tratamiento que fuese necesario.<text:s/></text:span><text:span text:style-name="T164">Analizar<text:s/></text:span><text:span text:style-name="T165">cuál</text:span><text:span text:style-name="T166"><text:s/>sería una manera viable de poder atender de forma completa a un paciente sin necesidad de realizar<text:s/></text:span><text:span text:style-name="T167">todas las consultas en presencial, dando así más flexibilidad a las necesidades del cliente</text:span><text:span text:style-name="T168">.</text:span></text:p>
        </text:list-item>
      </text:list>
      <text:p text:style-name="P169"/>
      <text:h text:style-name="CabeceraNivel1" text:outline-level="1"><text:bookmark-start text:name="plan-de-marketing"/><text:bookmark-start text:name="_Toc72926351"/><text:bookmark-end text:name="plan-de-marketing"/>Plan de Marketing<text:bookmark-end text:name="_Toc72926351"/></text:h>
      <text:p text:style-name="P170">Campaña de buzoneo:<text:s/></text:p>
      <text:p text:style-name="P171">Para darse a conocer en nuestra<text:s/>área<text:s/>geográfica más próxima (barrio).</text:p>
      <text:p text:style-name="P172">Campaña de publicidad en redes sociales:</text:p>
      <text:p text:style-name="P173">Permiten<text:s/>realizar campañas segmentando el área geográfica y los destinatarios a los que queremos llegar. Por lo que podemos realizar una campaña del<text:s/>ámbito<text:s/>de nuestra ciudad y enfocada, por ejemplo, a un rango de edad.</text:p>
      <text:p text:style-name="P174">Página<text:s/>web y cuentas en redes sociales:</text:p>
      <text:p text:style-name="P175">Donde podemos dar información clara de donde estamos y que servicios ofrecemos.</text:p>
      <text:p text:style-name="P176">También serán una vía de comunicación directa con nuestros potenciales clientes.</text:p>
      <text:p text:style-name="P177"><text:span text:style-name="T178">Blog</text:span></text:p>
      <text:p text:style-name="P179">Donde podemos escribir contenidos profesionales e interesantes sobre nutrición, contribuyendo a que<text:s/>exista<text:s/>contenido de calidad acerca de la nutrición.<text:s/>Esto mejorará la percepción y consciencia de la población acerca de la necesidad del trabajo de los dietistas.</text:p>
      <text:p text:style-name="P180">Boca a boca</text:p>
      <text:p text:style-name="P181">Dando a conocer a todos nuestros conocidos que estamos trabajando y que hacemos.</text:p>
      <text:p text:style-name="P182"/>
      <text:h text:style-name="CabeceraNivel1" text:outline-level="1"><text:bookmark-start text:name="plan-financiero"/><text:bookmark-start text:name="_Toc72926352"/><text:bookmark-end text:name="plan-financiero"/>Plan financiero<text:bookmark-end text:name="_Toc72926352"/></text:h>
      <text:h text:style-name="CabeceraNivel2" text:outline-level="2"><text:bookmark-start text:name="inersión-inicial"/><text:bookmark-start text:name="_Toc72926353"/><text:bookmark-end text:name="inersión-inicial"/>Inversión<text:s/>inicial<text:bookmark-end text:name="_Toc72926353"/></text:h>
      <text:p text:style-name="P183">Podría ser aportada con ahorros. La idea es empezar con la mínima inversión e intentar minimizar riesgos.</text:p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 table:number-columns-spanned="2">
            <text:p text:style-name="P189">CONSULTA</text:p>
          </table:table-cell>
          <table:covered-table-cell/>
        </table:table-row>
        <table:table-row table:style-name="TableRow190">
          <table:table-cell table:style-name="TableCell191">
            <text:p text:style-name="P192">Mesa de despacho y silla</text:p>
          </table:table-cell>
          <table:table-cell table:style-name="TableCell193">
            <text:p text:style-name="P194">200€</text:p>
          </table:table-cell>
        </table:table-row>
        <table:table-row table:style-name="TableRow195">
          <table:table-cell table:style-name="TableCell196">
            <text:p text:style-name="P197">Dos sillas para paciente y acompañante</text:p>
          </table:table-cell>
          <table:table-cell table:style-name="TableCell198">
            <text:p text:style-name="P199">60€</text:p>
          </table:table-cell>
        </table:table-row>
        <table:table-row table:style-name="TableRow200">
          <table:table-cell table:style-name="TableCell201">
            <text:p text:style-name="P202">Estanterías y cajoneras</text:p>
          </table:table-cell>
          <table:table-cell table:style-name="TableCell203">
            <text:p text:style-name="P204">100€</text:p>
          </table:table-cell>
        </table:table-row>
        <table:table-row table:style-name="TableRow205">
          <table:table-cell table:style-name="TableCell206">
            <text:p text:style-name="P207">Material de escritorio (papel, lápices bolígrafos, etc.)</text:p>
          </table:table-cell>
          <table:table-cell table:style-name="TableCell208">
            <text:p text:style-name="P209">60€</text:p>
          </table:table-cell>
        </table:table-row>
        <table:table-row table:style-name="TableRow210">
          <table:table-cell table:style-name="TableCell211">
            <text:p text:style-name="P212">Ordenador e impresora</text:p>
          </table:table-cell>
          <table:table-cell table:style-name="TableCell213">
            <text:p text:style-name="P214">800€</text:p>
          </table:table-cell>
        </table:table-row>
        <table:table-row table:style-name="TableRow215">
          <table:table-cell table:style-name="TableCell216">
            <text:p text:style-name="P217">Material de consulta (papel para camilla, guantes)</text:p>
          </table:table-cell>
          <table:table-cell table:style-name="TableCell218">
            <text:p text:style-name="P219">30€</text:p>
          </table:table-cell>
        </table:table-row>
        <table:table-row table:style-name="TableRow220">
          <table:table-cell table:style-name="TableCell221">
            <text:p text:style-name="P222">Subtotal consulta</text:p>
          </table:table-cell>
          <table:table-cell table:style-name="TableCell223">
            <text:p text:style-name="P224">1250 €</text:p>
          </table:table-cell>
        </table:table-row>
      </table:table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 table:number-columns-spanned="3">
            <text:p text:style-name="P239">SALA DE TRATAMIENTO</text:p>
          </table:table-cell>
          <table:covered-table-cell/>
          <table:covered-table-cell/>
        </table:table-row>
        <table:table-row table:style-name="TableRow240">
          <table:table-cell table:style-name="TableCell241" table:number-columns-spanned="2">
            <text:p text:style-name="P242">Biombo</text:p>
          </table:table-cell>
          <table:covered-table-cell/>
          <table:table-cell table:style-name="TableCell243">
            <text:p text:style-name="P244">35€</text:p>
          </table:table-cell>
        </table:table-row>
        <table:table-row table:style-name="TableRow245">
          <table:table-cell table:style-name="TableCell246" table:number-columns-spanned="2">
            <text:p text:style-name="P247">Camilla</text:p>
          </table:table-cell>
          <table:covered-table-cell/>
          <table:table-cell table:style-name="TableCell248">
            <text:p text:style-name="P249">220€</text:p>
          </table:table-cell>
        </table:table-row>
        <table:table-row table:style-name="TableRow250">
          <table:table-cell table:style-name="TableCell251" table:number-columns-spanned="2">
            <text:p text:style-name="P252">Tensiómetro</text:p>
          </table:table-cell>
          <table:covered-table-cell/>
          <table:table-cell table:style-name="TableCell253">
            <text:p text:style-name="P254">35€</text:p>
          </table:table-cell>
        </table:table-row>
        <table:table-row table:style-name="TableRow255">
          <table:table-cell table:style-name="TableCell256" table:number-columns-spanned="2">
            <text:p text:style-name="P257">Bascula de bioimpedancia</text:p>
          </table:table-cell>
          <table:covered-table-cell/>
          <table:table-cell table:style-name="TableCell258">
            <text:p text:style-name="P259">45€</text:p>
          </table:table-cell>
        </table:table-row>
        <table:table-row table:style-name="TableRow260">
          <table:table-cell table:style-name="TableCell261" table:number-columns-spanned="2">
            <text:p text:style-name="P262">Tallímetro</text:p>
          </table:table-cell>
          <table:covered-table-cell/>
          <table:table-cell table:style-name="TableCell263">
            <text:p text:style-name="P264">20€</text:p>
          </table:table-cell>
        </table:table-row>
        <table:table-row table:style-name="TableRow265">
          <table:table-cell table:style-name="TableCell266" table:number-columns-spanned="2">
            <text:p text:style-name="P267">Plicómetro</text:p>
          </table:table-cell>
          <table:covered-table-cell/>
          <table:table-cell table:style-name="TableCell268">
            <text:p text:style-name="P269">10€</text:p>
          </table:table-cell>
        </table:table-row>
        <table:table-row table:style-name="TableRow270">
          <table:table-cell table:style-name="TableCell271" table:number-columns-spanned="2">
            <text:p text:style-name="P272">Cinta antropométrica</text:p>
          </table:table-cell>
          <table:covered-table-cell/>
          <table:table-cell table:style-name="TableCell273">
            <text:p text:style-name="P274">6€</text:p>
          </table:table-cell>
        </table:table-row>
        <table:table-row table:style-name="TableRow275">
          <table:table-cell table:style-name="TableCell276" table:number-columns-spanned="2">
            <text:p text:style-name="P277">Subtotal sala tratamiento</text:p>
          </table:table-cell>
          <table:covered-table-cell/>
          <table:table-cell table:style-name="TableCell278">
            <text:p text:style-name="P279">371€</text:p>
          </table:table-cell>
        </table:table-row>
        <table:table-row table:style-name="TableRow280">
          <table:table-cell table:style-name="TableCell281">
            <text:p text:style-name="P282">Total inversión inicial material</text:p>
          </table:table-cell>
          <table:table-cell table:style-name="TableCell283" table:number-columns-spanned="2">
            <text:p text:style-name="P284">1621€</text:p>
          </table:table-cell>
          <table:covered-table-cell/>
        </table:table-row>
      </table:table>
      <text:p text:style-name="P285"/>
      <text:p text:style-name="P286"/>
      <text:h text:style-name="CabeceraNivel1" text:outline-level="1"><text:bookmark-start text:name="plan-gastos-y-beneficios-de-la-empresa"/><text:bookmark-start text:name="_Toc72926354"/><text:bookmark-end text:name="plan-gastos-y-beneficios-de-la-empresa"/>Plan gastos y beneficios de la empresa<text:bookmark-end text:name="_Toc72926354"/></text:h>
      <text:h text:style-name="CabeceraNivel2" text:outline-level="2"><text:bookmark-start text:name="previsión-de-ingresos-mensuales"/><text:bookmark-start text:name="_Toc72926355"/><text:bookmark-end text:name="previsión-de-ingresos-mensuales"/>Previsión de ingresos mensuales<text:bookmark-end text:name="_Toc72926355"/></text:h>
      <text:p text:style-name="P287">Haciendo<text:s/>la<text:s/>previsión de tener un paciente al día:</text:p>
      <text:p text:style-name="P288">Primera consulta a una tarifa de 6o euros daría una cifra de 1200 euros a los que habría que sumar las tarifa a las consultas de revisión con unas tarifas de 30 euros la consulta serían 600 euros, lo que nos daría en total a percibir de 600 euros al mes.</text:p>
      <text:h text:style-name="CabeceraNivel2" text:outline-level="2"><text:bookmark-start text:name="previsión-de-gastos"/><text:bookmark-start text:name="_Toc72926356"/><text:bookmark-end text:name="previsión-de-gastos"/>Previsión de gastos<text:bookmark-end text:name="_Toc72926356"/></text:h>
      <text:p text:style-name="P289">Gastos generales (luz, agua, internet): incluidos en el alquiler del despacho.</text:p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 table:number-columns-spanned="2">
            <text:p text:style-name="P295">Gastos mensuales</text:p>
          </table:table-cell>
          <table:covered-table-cell/>
        </table:table-row>
        <table:table-row table:style-name="TableRow296">
          <table:table-cell table:style-name="TableCell297">
            <text:p text:style-name="P298">Alquiler</text:p>
          </table:table-cell>
          <table:table-cell table:style-name="TableCell299">
            <text:p text:style-name="P300">300€</text:p>
          </table:table-cell>
        </table:table-row>
        <table:table-row table:style-name="TableRow301">
          <table:table-cell table:style-name="TableCell302">
            <text:p text:style-name="P303">Pago cuota de autónomos</text:p>
          </table:table-cell>
          <table:table-cell table:style-name="TableCell304">
            <text:p text:style-name="P305">60€</text:p>
          </table:table-cell>
        </table:table-row>
        <table:table-row table:style-name="TableRow306">
          <table:table-cell table:style-name="TableCell307">
            <text:p text:style-name="P308">Gastos de gestores financieros</text:p>
          </table:table-cell>
          <table:table-cell table:style-name="TableCell309">
            <text:p text:style-name="P310">60€</text:p>
          </table:table-cell>
        </table:table-row>
        <table:table-row table:style-name="TableRow311">
          <table:table-cell table:style-name="TableCell312">
            <text:p text:style-name="P313">Total<text:s/>gastos mensuales</text:p>
          </table:table-cell>
          <table:table-cell table:style-name="TableCell314">
            <text:p text:style-name="P315">420€</text:p>
          </table:table-cell>
        </table:table-row>
      </table:table>
      <text:p text:style-name="P316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 table:number-columns-spanned="2">
            <text:p text:style-name="P322">Gastos trimestrales</text:p>
          </table:table-cell>
          <table:covered-table-cell/>
        </table:table-row>
        <table:table-row table:style-name="TableRow323">
          <table:table-cell table:style-name="TableCell324">
            <text:p text:style-name="P325">Pago IRFP</text:p>
          </table:table-cell>
          <table:table-cell table:style-name="TableCell326">
            <text:p text:style-name="P327"/>
          </table:table-cell>
        </table:table-row>
      </table:table>
      <text:p text:style-name="P328"/>
      <table:table table:style-name="Table329">
        <table:table-columns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 table:number-columns-spanned="2">
            <text:p text:style-name="P334">Gastos anuales</text:p>
          </table:table-cell>
          <table:covered-table-cell/>
        </table:table-row>
        <table:table-row table:style-name="TableRow335">
          <table:table-cell table:style-name="TableCell336">
            <text:p text:style-name="P337">Impuesto actividades económicas (IAE)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Seguro responsabilidad civil</text:p>
          </table:table-cell>
          <table:table-cell table:style-name="TableCell343">
            <text:p text:style-name="P344">135€</text:p>
          </table:table-cell>
        </table:table-row>
      </table:table>
      <text:p text:style-name="P345"/>
      <text:p text:style-name="P346">Análisis</text:p>
      <text:p text:style-name="P347">Ingresos mensuales: 2000 euros</text:p>
      <text:p text:style-name="P348">Gastos: 420 euros</text:p>
      <text:p text:style-name="P349">Cálculo de beneficios: 2000 – 420 =1580 euros.</text:p>
      <text:p text:style-name="P350">Sería necesario un mínimo de 8 a 10 pacientes al mes para poder subsistir asumiendo perdidas apoyándose en un colchón financiero inicial de unos seis mil euros para poder mantener abierta la consulta durante el primer año y<text:s/>poder analizar su<text:s/>viabilidad.</text:p>
      <text:p text:style-name="P351"/>
      <text:p text:style-name="P352"/>
      <text:h text:style-name="CabeceraNivel1" text:outline-level="1"><text:bookmark-start text:name="papeles-oficiales-para-gestionar-la-empr"/><text:bookmark-start text:name="_Toc72926357"/><text:bookmark-end text:name="papeles-oficiales-para-gestionar-la-empr"/>Papeles oficiales para gestionar la empresa (alta en la seguridad social, IAE, licencia del ayuntamiento para la apertura, etc.)<text:bookmark-end text:name="_Toc72926357"/></text:h>
      <text:p text:style-name="P353"><text:span text:style-name="T354">Titulación</text:span><text:span text:style-name="T355">: TSD (Técnico Superior Dietética)</text:span></text:p>
      <text:p text:style-name="P356"><text:span text:style-name="T357">Alta en IAE</text:span><text:span text:style-name="T358">:</text:span><text:span text:style-name="T359"><text:s/>Grupo 839</text:span></text:p>
      <text:p text:style-name="P360">Realizar la Inscripción en el Registro Mercantil</text:p>
      <text:p text:style-name="P361">Realizar la declaración censal de inicio de actividades</text:p>
      <text:p text:style-name="P362">Declaración censal</text:p>
      <text:p text:style-name="P363">Ley protección datos</text:p>
      <text:p text:style-name="P364">RGPD</text:p>
      <text:p text:style-name="P365">Identificar los tratamientos que contengan datos de carácter personal. Que serán lo que contengan información de: empleados, pacientes, clientes o proveedores.</text:p>
      <text:p text:style-name="P366">Disponer de un Delegado de Protección de Datos en nuestro centro.</text:p>
      <text:p text:style-name="P367">Evaluación de Impacto en la Protección de Datos Personales</text:p>
      <text:p text:style-name="P368">Seguros</text:p>
      <text:p text:style-name="P369">Seguro de responsabilidad civil</text:p>
      <text:p text:style-name="P370"><text:span text:style-name="T371">Responsabilidad Civil Patronal</text:span></text:p>
      <text:h text:style-name="P372" text:outline-level="2"><text:bookmark-start text:name="bibliografía"/><text:bookmark-start text:name="_Toc72926358"/><text:bookmark-end text:name="bibliografía"/>Bibliografía<text:bookmark-end text:name="_Toc72926358"/></text:h>
      <text:p text:style-name="P373">Trámites<text:s/>administrativos</text:p>
      <text:p text:style-name="P374"><text:span text:style-name="T375">IAE:<text:s/></text:span><text:a xlink:href="https://www.iae.com.es/epigrafes/grupo/2-8-83-839" office:target-frame-name="_top" xlink:show="replace"><text:span text:style-name="T376">https://www.iae.com.es/epigrafes/grupo/2-8-83-839</text:span></text:a></text:p>
      <text:p text:style-name="P377"><text:span text:style-name="T378">Ley protección datos:<text:s/></text:span><text:a xlink:href="https://protecciondatos-lopd.com/empresas/nutricionistas/#Documento_de_Seguridad" office:target-frame-name="_top" xlink:show="replace"><text:span text:style-name="T379">https://protecciondatos-lopd.com/empresas/nutricionistas/#Documento_de_Seguridad</text:span></text:a></text:p>
      <text:p text:style-name="P380">Plan empresa</text:p>
      <text:p text:style-name="P381"><text:span text:style-name="T382">Acondicionamiento gabinete de dietética:<text:s/></text:span><text:a xlink:href="https://www.cronoshare.com/blog/protip-como-abrir-centro-nutricion-dietetica/#mobiliario" office:target-frame-name="_top" xlink:show="replace"><text:span text:style-name="T383">https://www.cronoshare.com/blog/protip-como-abrir-centro-nutricion-dietetica/#mobiliario</text:span></text:a><text:span text:style-name="T384">,<text:s/></text:span><text:a xlink:href="https://nuttralia.com/primeros-pasos-dietista-nutricionista-consulta/" office:target-frame-name="_top" xlink:show="replace"><text:span text:style-name="T385">https://nuttralia.com/primeros-pasos-dietista-nutricionista-consulta/</text:span></text:a></text:p>
      <text:p text:style-name="P386"><text:span text:style-name="T387">Evaluación impracto protección de datos:<text:s/></text:span><text:a xlink:href="https://protecciondatos-lopd.com/empresas/evaluacion-impacto/" office:target-frame-name="_top" xlink:show="replace"><text:span text:style-name="T388">https://protecciondatos-lopd.com/empresas/evaluacion-impacto/</text:span></text:a><text:span text:style-name="T389">,<text:s/></text:span><text:a xlink:href="https://protecciondatos-lopd.com/empresas/wp-content/uploads/2019/07/guia-evaluaciones-de-impacto-rgpd.pdf" office:target-frame-name="_top" xlink:show="replace"><text:span text:style-name="T390">https://protecciondatos-lopd.com/empresas/wp-content/uploads/2019/07/guia-evaluaciones-de-impacto-rgpd.pdf</text:span></text:a></text:p>
      <text:p text:style-name="P391"><text:span text:style-name="T392">DAFO:<text:s/></text:span><text:a xlink:href="https://www.cerem.es/blog/claves-para-hacer-un-buen-dafo-o-foda" office:target-frame-name="_top" xlink:show="replace"><text:span text:style-name="T393">https://www.cerem.es/blog/claves-para-hacer-un-buen-dafo-o-foda</text:span></text:a><text:span text:style-name="T394">, <text:s/></text:span><text:a xlink:href="https://aulacm.com/analisis-dafo-ejemplo-plantilla/" office:target-frame-name="_top" xlink:show="replace"><text:span text:style-name="T395">https://aulacm.com/analisis-dafo-ejemplo-plantilla/</text:span></text:a></text:p>
      <text:p text:style-name="P396"><text:span text:style-name="T397">Marketing:<text:s/></text:span><text:a xlink:href="https://oniad.com/marketing-para/clinicas-de-nutricion-y-dietetica/" office:target-frame-name="_top" xlink:show="replace"><text:span text:style-name="T398">https://oniad.com/marketing-para/clinicas-de-nutricion-y-dietetica/</text:span></text:a></text:p>
      <text:p text:style-name="P399"/>
      <text:h text:style-name="CabeceraNivel2" text:outline-level="2"><text:bookmark-start text:name="_Toc72926359"/>Anexos<text:bookmark-end text:name="_Toc72926359"/></text:h>
      <text:list text:style-name="LFO4" text:continue-numbering="true">
        <text:list-item>
          <text:p text:style-name="P400"><text:span text:style-name="T401">Declaración Censal (Modelo 036)</text:span></text:p>
        </text:list-item>
        <text:list-item>
          <text:p text:style-name="P402"><text:span text:style-name="T403">Afiliación</text:span><text:span text:style-name="T404"><text:s/>seguridad social</text:span></text:p>
        </text:list-item>
        <text:list-item>
          <text:p text:style-name="P405"><text:span text:style-name="T406">Modelo reclamación para hoja reclamaciones</text:span></text:p>
        </text:list-item>
        <text:list-item>
          <text:p text:style-name="P407"><text:span text:style-name="T408">Modelo diligencia inspección trabaj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ans-serif" svg:font-family="sans-serif" style:font-family-generic="roman" svg:panose-1="0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/>
      <style:text-properties style:font-name="Cambria" style:font-name-asian="Cambria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oindependiente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Título2" style:display-name="Título 2" style:family="paragraph" style:parent-style-name="Normal" style:next-style-name="Textoindependiente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Título3" style:display-name="Título 3" style:family="paragraph" style:parent-style-name="Normal" style:next-style-name="Textoindependiente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Título4" style:display-name="Título 4" style:family="paragraph" style:parent-style-name="Normal" style:next-style-name="Textoindependiente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5" style:display-name="Título 5" style:family="paragraph" style:parent-style-name="Normal" style:next-style-name="Textoindependiente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F81BD" fo:hyphenate="false"/>
    </style:style>
    <style:style style:name="Título6" style:display-name="Título 6" style:family="paragraph" style:parent-style-name="Normal" style:next-style-name="Textoindependiente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Textoindependiente" style:next-style-name="Textoindependiente">
      <style:text-properties fo:hyphenate="false"/>
    </style:style>
    <style:style style:name="Compact" style:display-name="Compact" style:family="paragraph" style:parent-style-name="Textoindependiente">
      <style:paragraph-properties fo:margin-top="0.025in" fo:margin-bottom="0.025in"/>
      <style:text-properties fo:hyphenate="false"/>
    </style:style>
    <style:style style:name="Título" style:display-name="Título" style:family="paragraph" style:parent-style-name="Normal" style:next-style-name="Textoindependiente">
      <style:paragraph-properties fo:keep-with-next="always" fo:keep-together="always" fo:text-align="center" fo:margin-top="0.3333in" fo:margin-bottom="0.1666in"/>
      <style:text-properties style:font-name="Calibri" style:font-name-asian="MS Gothic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Subtítulo" style:display-name="Subtítulo" style:family="paragraph" style:parent-style-name="Título" style:next-style-name="Textoindependiente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Textoindependiente">
      <style:paragraph-properties fo:keep-with-next="always" fo:keep-together="always" fo:text-align="center"/>
      <style:text-properties fo:hyphenate="false"/>
    </style:style>
    <style:style style:name="Fecha" style:display-name="Fecha" style:family="paragraph" style:next-style-name="Textoindependiente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Normal" style:next-style-name="Textoindependiente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Bibliografía" style:display-name="Bibliografía" style:family="paragraph" style:parent-style-name="Normal">
      <style:text-properties fo:hyphenate="false"/>
    </style:style>
    <style:style style:name="Textodebloque" style:display-name="Texto de bloque" style:family="paragraph" style:parent-style-name="Textoindependiente" style:next-style-name="Textoindependiente">
      <style:paragraph-properties fo:margin-top="0.0694in" fo:margin-bottom="0.0694in"/>
      <style:text-properties style:font-name="Calibri" style:font-name-asian="MS Gothic" style:font-name-complex="Times New Roman" style:font-weight-complex="bold" fo:font-size="10pt" style:font-size-asian="10pt" style:font-size-complex="10pt" fo:hyphenate="false"/>
    </style:style>
    <style:style style:name="Textonotapie" style:display-name="Texto nota pie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Descripción" style:display-name="Descripción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Descripción">
      <style:paragraph-properties fo:keep-with-next="always"/>
      <style:text-properties fo:hyphenate="false"/>
    </style:style>
    <style:style style:name="ImageCaption" style:display-name="Image Caption" style:family="paragraph" style:parent-style-name="Descripción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FigurewithCaption" style:display-name="Figure with Caption" style:family="paragraph" style:parent-style-name="Figure">
      <style:paragraph-properties fo:keep-with-next="always"/>
      <style:text-properties fo:hyphenate="false"/>
    </style:style>
    <style:style style:name="DescripciónCar" style:display-name="Descripción Car" style:family="text" style:parent-style-name="Fuentedepárrafopredeter."/>
    <style:style style:name="VerbatimChar" style:display-name="Verbatim Char" style:family="text" style:parent-style-name="DescripciónCar">
      <style:text-properties style:font-name="Consolas" fo:font-size="11pt" style:font-size-asian="11pt"/>
    </style:style>
    <style:style style:name="Ref.denotaalpie" style:display-name="Ref. de nota al pie" style:family="text" style:parent-style-name="DescripciónCar">
      <style:text-properties style:text-position="super 66.6%"/>
    </style:style>
    <style:style style:name="Hipervínculo" style:display-name="Hipervínculo" style:family="text" style:parent-style-name="DescripciónCar">
      <style:text-properties fo:color="#4F81BD"/>
    </style:style>
    <style:style style:name="TítuloTDC" style:display-name="Título TDC" style:family="paragraph" style:parent-style-name="Título1" style:next-style-name="Textoindependiente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Normal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style:style style:name="EncabezadoCar" style:display-name="Encabezado Car" style:family="text" style:parent-style-name="Fuentedepárrafopredeter."/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ceraNivel1" style:display-name="Cabecera Nivel 1" style:family="paragraph" style:parent-style-name="Normal" style:default-outline-level="1">
      <style:paragraph-properties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45A8A" fo:font-size="20pt" style:font-size-asian="20pt" style:font-size-complex="20pt" style:text-underline-type="single" style:text-underline-style="solid" style:text-underline-width="auto" style:text-underline-mode="continuous" fo:language="es" fo:country="ES" fo:hyphenate="false"/>
    </style:style>
    <style:style style:name="CabeceraNivel2" style:display-name="Cabecera Nivel 2" style:family="paragraph" style:parent-style-name="Normal" style:default-outline-level="2">
      <style:paragraph-properties fo:margin-top="0.1388in" fo:margin-bottom="0.125in" fo:line-height="150%"/>
      <style:text-properties style:font-name="Calibri" style:font-name-asian="MS Gothic" style:font-name-complex="Times New Roman" fo:font-weight="bold" style:font-weight-asian="bold" style:font-weight-complex="bold" fo:color="#4F81BD" fo:font-size="18pt" style:font-size-asian="18pt" style:font-size-complex="18pt" fo:language="es" fo:country="ES" fo:hyphenate="false"/>
    </style:style>
    <style:style style:name="CabeceraNivel1Char" style:display-name="Cabecera Nivel 1 Char" style:family="text" style:parent-style-name="Fuentedepárrafopredeter.">
      <style:text-properties style:font-name="Calibri" style:font-name-asian="MS Gothic" style:font-name-complex="Times New Roman" fo:font-weight="bold" style:font-weight-asian="bold" style:font-weight-complex="bold" fo:color="#345A8A" fo:font-size="20pt" style:font-size-asian="20pt" style:font-size-complex="20pt" style:text-underline-type="single" style:text-underline-style="solid" style:text-underline-width="auto" style:text-underline-mode="continuous" fo:language="es" fo:country="ES"/>
    </style:style>
    <style:style style:name="CabeceraNivel2Char" style:display-name="Cabecera Nivel 2 Char" style:family="text" style:parent-style-name="Fuentedepárrafopredeter.">
      <style:text-properties style:font-name="Calibri" style:font-name-asian="MS Gothic" style:font-name-complex="Times New Roman" fo:font-weight="bold" style:font-weight-asian="bold" style:font-weight-complex="bold" fo:color="#4F81BD" fo:font-size="18pt" style:font-size-asian="18pt" style:font-size-complex="18pt" fo:language="es" fo:country="ES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6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2395in" style:use-optimal-column-width="false"/>
    </style:style>
    <style:style style:name="TableColumn4" style:family="table-column">
      <style:table-column-properties style:column-width="6.0937in" style:use-optimal-column-width="false"/>
    </style:style>
    <style:style style:name="TableColumn5" style:family="table-column">
      <style:table-column-properties style:column-width="0.2548in" style:use-optimal-column-width="false"/>
    </style:style>
    <style:style style:name="Table2" style:family="table">
      <style:table-properties style:width="6.588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  <style:style style:name="TableColumn25" style:family="table-column">
      <style:table-column-properties style:column-width="2.1666in" style:use-optimal-column-width="false"/>
    </style:style>
    <style:style style:name="TableColumn26" style:family="table-column">
      <style:table-column-properties style:column-width="2.1666in" style:use-optimal-column-width="false"/>
    </style:style>
    <style:style style:name="TableColumn27" style:family="table-column">
      <style:table-column-properties style:column-width="2.1666in" style:use-optimal-column-width="false"/>
    </style:style>
    <style:style style:name="Table24" style:family="table">
      <style:table-properties style:width="6.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Encabezado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Encabezado" style:family="paragraph">
      <style:paragraph-properties fo:text-align="end" fo:margin-right="-0.0798in"/>
    </style:style>
    <style:style style:name="TableColumn36" style:family="table-column">
      <style:table-column-properties style:column-width="2.1666in" style:use-optimal-column-width="false"/>
    </style:style>
    <style:style style:name="TableColumn37" style:family="table-column">
      <style:table-column-properties style:column-width="2.1666in" style:use-optimal-column-width="false"/>
    </style:style>
    <style:style style:name="TableColumn38" style:family="table-column">
      <style:table-column-properties style:column-width="2.1666in" style:use-optimal-column-width="false"/>
    </style:style>
    <style:style style:name="Table35" style:family="table">
      <style:table-properties style:width="6.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Encabezado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Encabezado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CREACIÓN GABINETE DE NUTRICIÓN Y DIETÉTICA</text:p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2</text:page-number><text:s/>de<text:s/><text:page-count>2</text:page-count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Encabezado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Beatriz Carro</dc:creator>
    <meta:creation-date>2022-04-01T16:43:00Z</meta:creation-date>
    <dc:date>2022-04-01T16:43:00Z</dc:date>
    <meta:template xlink:href="Normal.dotm" xlink:type="simple"/>
    <meta:editing-cycles>16</meta:editing-cycles>
    <meta:editing-duration>PT0S</meta:editing-duration>
    <meta:document-statistic meta:page-count="1" meta:paragraph-count="22" meta:word-count="1696" meta:character-count="11002" meta:row-count="77" meta:non-whitespace-character-count="9328"/>
  </office:meta>
</office:document-meta>
</file>